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0.456cm" fo:min-width="0.712cm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standard">
      <style:graphic-properties draw:fill="solid" draw:fill-color="#ffffd7" draw:textarea-horizontal-align="justify" draw:textarea-vertical-align="middle" draw:auto-grow-height="false" fo:min-height="0.455cm" fo:min-width="0.712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7" draw:marker-end-width="0.3cm" draw:fill="none" draw:textarea-vertical-align="middle"/>
    </style:style>
    <style:style style:name="gr8" style:family="graphic" style:parent-style-name="objectwithoutfill">
      <style:graphic-properties draw:marker-end="Arrowheads_20_14" draw:marker-end-width="0.3cm" draw:fill="none" draw:textarea-vertical-align="middle"/>
    </style:style>
    <style:style style:name="gr9" style:family="graphic" style:parent-style-name="objectwithoutfill">
      <style:graphic-properties draw:marker-end="Arrowheads_20_15" draw:marker-end-width="0.3cm" draw:fill="none" draw:textarea-vertical-align="middle"/>
    </style:style>
    <style:style style:name="gr10" style:family="graphic" style:parent-style-name="standard">
      <style:graphic-properties draw:fill="solid" draw:fill-color="#ffffd7" draw:textarea-horizontal-align="justify" draw:textarea-vertical-align="middle" draw:auto-grow-height="false" fo:min-height="0.455cm" fo:min-width="0.713cm"/>
      <style:paragraph-properties style:writing-mode="lr-tb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</style:style>
    <style:style style:name="gr13" style:family="graphic" style:parent-style-name="objectwithoutfill">
      <style:graphic-properties draw:marker-end="Arrowheads_20_11" draw:marker-end-width="0.3cm" draw:fill="none" draw:textarea-vertical-align="middle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objectwithoutfill">
      <style:graphic-properties draw:marker-end="Arrowheads_20_13" draw:marker-end-width="0.3cm" draw:fill="none" draw:textarea-vertical-align="middle"/>
    </style:style>
    <style:style style:name="gr16" style:family="graphic" style:parent-style-name="objectwithoutfill">
      <style:graphic-properties draw:marker-end="Arrowheads_20_16" draw:marker-end-width="0.3cm" draw:fill="none" draw:textarea-vertical-align="middle"/>
    </style:style>
    <style:style style:name="gr17" style:family="graphic" style:parent-style-name="objectwithoutfill">
      <style:graphic-properties draw:marker-end="Arrowheads_20_17" draw:marker-end-width="0.3cm" draw:fill="none" draw:textarea-vertical-align="middle"/>
    </style:style>
    <style:style style:name="gr18" style:family="graphic" style:parent-style-name="objectwithoutfill">
      <style:graphic-properties draw:marker-end="Arrowheads_20_18" draw:marker-end-width="0.3cm" draw:fill="none" draw:textarea-vertical-align="middle"/>
    </style:style>
    <style:style style:name="gr19" style:family="graphic" style:parent-style-name="objectwithoutfill">
      <style:graphic-properties draw:marker-end="Arrowheads_20_19" draw:marker-end-width="0.3cm" draw:fill="none" draw:textarea-vertical-align="middle"/>
    </style:style>
    <style:style style:name="gr20" style:family="graphic" style:parent-style-name="objectwithoutfill">
      <style:graphic-properties draw:marker-end="Arrowheads_20_20" draw:marker-end-width="0.3cm" draw:fill="none" draw:textarea-vertical-align="middle"/>
    </style:style>
    <style:style style:name="gr21" style:family="graphic" style:parent-style-name="standard">
      <style:graphic-properties svg:stroke-color="#ff8000" draw:fill="none" draw:textarea-horizontal-align="justify" draw:textarea-vertical-align="middle" draw:auto-grow-height="false" fo:min-height="10.227cm" fo:min-width="8.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  <style:paragraph-properties style:writing-mode="lr-tb"/>
    </style:style>
    <style:style style:name="gr23" style:family="graphic" style:parent-style-name="standard">
      <style:graphic-properties draw:fill="solid" draw:fill-color="#ffffd7" draw:textarea-horizontal-align="justify" draw:textarea-vertical-align="middle" draw:auto-grow-height="false" fo:min-height="0.455cm" fo:min-width="0.04cm"/>
      <style:paragraph-properties style:writing-mode="lr-tb"/>
    </style:style>
    <style:style style:name="gr24" style:family="graphic" style:parent-style-name="objectwithoutfill">
      <style:graphic-properties draw:marker-end="Arrowheads_20_26" draw:marker-end-width="0.3cm" draw:fill="none" draw:textarea-vertical-align="middle"/>
    </style:style>
    <style:style style:name="gr25" style:family="graphic" style:parent-style-name="objectwithoutfill">
      <style:graphic-properties draw:marker-end="Arrowheads_20_27" draw:marker-end-width="0.3cm" draw:fill="none" draw:textarea-vertical-align="middle"/>
    </style:style>
    <style:style style:name="gr26" style:family="graphic" style:parent-style-name="standard">
      <style:graphic-properties draw:fill="solid" draw:fill-color="#ffdbb6" draw:textarea-horizontal-align="justify" draw:textarea-vertical-align="middle" draw:auto-grow-height="false" fo:min-height="0.456cm" fo:min-width="0.712cm"/>
      <style:paragraph-properties style:writing-mode="lr-tb"/>
    </style:style>
    <style:style style:name="gr27" style:family="graphic" style:parent-style-name="objectwithoutfill">
      <style:graphic-properties draw:marker-end="Arrowheads_20_2" draw:marker-end-width="0.3cm" draw:fill="solid" draw:fill-color="#ffdbb6" draw:textarea-vertical-align="middle"/>
    </style:style>
    <style:style style:name="gr28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712cm"/>
      <style:paragraph-properties style:writing-mode="lr-tb"/>
    </style:style>
    <style:style style:name="gr29" style:family="graphic" style:parent-style-name="objectwithoutfill">
      <style:graphic-properties draw:marker-end="Arrowheads_20_3" draw:marker-end-width="0.3cm" draw:fill="solid" draw:fill-color="#ffdbb6" draw:textarea-vertical-align="middle"/>
    </style:style>
    <style:style style:name="gr30" style:family="graphic" style:parent-style-name="objectwithoutfill">
      <style:graphic-properties draw:marker-end="Arrowheads_20_4" draw:marker-end-width="0.3cm" draw:fill="solid" draw:fill-color="#ffdbb6" draw:textarea-vertical-align="middle"/>
    </style:style>
    <style:style style:name="gr31" style:family="graphic" style:parent-style-name="objectwithoutfill">
      <style:graphic-properties draw:marker-end="Arrowheads_20_5" draw:marker-end-width="0.3cm" draw:fill="solid" draw:fill-color="#ffdbb6" draw:textarea-vertical-align="middle"/>
    </style:style>
    <style:style style:name="gr32" style:family="graphic" style:parent-style-name="objectwithoutfill">
      <style:graphic-properties draw:marker-end="Arrowheads_20_7" draw:marker-end-width="0.3cm" draw:fill="solid" draw:fill-color="#ffdbb6" draw:textarea-vertical-align="middle"/>
    </style:style>
    <style:style style:name="gr33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713cm"/>
      <style:paragraph-properties style:writing-mode="lr-tb"/>
    </style:style>
    <style:style style:name="gr34" style:family="graphic" style:parent-style-name="objectwithoutfill">
      <style:graphic-properties draw:marker-end="Arrowheads_20_8" draw:marker-end-width="0.3cm" draw:fill="solid" draw:fill-color="#ffdbb6" draw:textarea-vertical-align="middle"/>
    </style:style>
    <style:style style:name="gr35" style:family="graphic" style:parent-style-name="objectwithoutfill">
      <style:graphic-properties draw:marker-end="Arrowheads_20_9" draw:marker-end-width="0.3cm" draw:fill="solid" draw:fill-color="#ffdbb6" draw:textarea-vertical-align="middle"/>
    </style:style>
    <style:style style:name="gr36" style:family="graphic" style:parent-style-name="objectwithoutfill">
      <style:graphic-properties draw:marker-end="Arrowheads_20_10" draw:marker-end-width="0.3cm" draw:fill="solid" draw:fill-color="#ffdbb6" draw:textarea-vertical-align="middle"/>
    </style:style>
    <style:style style:name="gr37" style:family="graphic" style:parent-style-name="objectwithoutfill">
      <style:graphic-properties draw:marker-end="Arrowheads_20_11" draw:marker-end-width="0.3cm" draw:fill="solid" draw:fill-color="#ffdbb6" draw:textarea-vertical-align="middle"/>
    </style:style>
    <style:style style:name="gr38" style:family="graphic" style:parent-style-name="objectwithoutfill">
      <style:graphic-properties draw:marker-end="Arrowheads_20_12" draw:marker-end-width="0.3cm" draw:fill="solid" draw:fill-color="#ffdbb6" draw:textarea-vertical-align="middle"/>
    </style:style>
    <style:style style:name="gr39" style:family="graphic" style:parent-style-name="objectwithoutfill">
      <style:graphic-properties draw:marker-end="Arrowheads_20_13" draw:marker-end-width="0.3cm" draw:fill="solid" draw:fill-color="#ffdbb6" draw:textarea-vertical-align="middle"/>
    </style:style>
    <style:style style:name="gr40" style:family="graphic" style:parent-style-name="objectwithoutfill">
      <style:graphic-properties draw:marker-end="Arrowheads_20_14" draw:marker-end-width="0.3cm" draw:fill="solid" draw:fill-color="#ffdbb6" draw:textarea-vertical-align="middle"/>
    </style:style>
    <style:style style:name="gr41" style:family="graphic" style:parent-style-name="objectwithoutfill">
      <style:graphic-properties draw:marker-end="Arrowheads_20_15" draw:marker-end-width="0.3cm" draw:fill="solid" draw:fill-color="#ffdbb6" draw:textarea-vertical-align="middle"/>
    </style:style>
    <style:style style:name="gr42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361cm"/>
      <style:paragraph-properties style:writing-mode="lr-tb"/>
    </style:style>
    <style:style style:name="gr43" style:family="graphic" style:parent-style-name="objectwithoutfill">
      <style:graphic-properties draw:marker-end="Arrowheads_20_16" draw:marker-end-width="0.3cm" draw:fill="solid" draw:fill-color="#ffdbb6" draw:textarea-vertical-align="middle"/>
    </style:style>
    <style:style style:name="gr44" style:family="graphic" style:parent-style-name="objectwithoutfill">
      <style:graphic-properties draw:marker-end="Arrowheads_20_17" draw:marker-end-width="0.3cm" draw:fill="solid" draw:fill-color="#ffdbb6" draw:textarea-vertical-align="middle"/>
    </style:style>
    <style:style style:name="gr45" style:family="graphic" style:parent-style-name="objectwithoutfill">
      <style:graphic-properties draw:marker-end="Arrowheads_20_18" draw:marker-end-width="0.3cm" draw:fill="solid" draw:fill-color="#ffdbb6" draw:textarea-vertical-align="middle"/>
    </style:style>
    <style:style style:name="gr46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cm"/>
      <style:paragraph-properties style:writing-mode="lr-tb"/>
    </style:style>
    <style:style style:name="gr47" style:family="graphic" style:parent-style-name="objectwithoutfill">
      <style:graphic-properties draw:marker-end="Arrowheads_20_28" draw:marker-end-width="0.3cm" draw:fill="solid" draw:fill-color="#ffdbb6" draw:textarea-vertical-align="middle"/>
    </style:style>
    <style:style style:name="gr48" style:family="graphic" style:parent-style-name="objectwithoutfill">
      <style:graphic-properties draw:marker-end="Arrowheads_20_29" draw:marker-end-width="0.3cm" draw:fill="solid" draw:fill-color="#ffdbb6" draw:textarea-vertical-align="middle"/>
    </style:style>
    <style:style style:name="gr49" style:family="graphic" style:parent-style-name="objectwithoutfill">
      <style:graphic-properties draw:marker-end="Arrowheads_20_30" draw:marker-end-width="0.3cm" draw:fill="solid" draw:fill-color="#ffdbb6" draw:textarea-vertical-align="middle"/>
    </style:style>
    <style:style style:name="gr50" style:family="graphic" style:parent-style-name="objectwithoutfill">
      <style:graphic-properties draw:marker-end="Arrowheads_20_31" draw:marker-end-width="0.3cm" draw:fill="solid" draw:fill-color="#ffdbb6" draw:textarea-vertical-align="middle"/>
    </style:style>
    <style:style style:name="gr51" style:family="graphic" style:parent-style-name="objectwithoutfill">
      <style:graphic-properties draw:marker-end="Arrowheads_20_33" draw:marker-end-width="0.3cm" draw:fill="none" draw:textarea-vertical-align="middle"/>
    </style:style>
    <style:style style:name="gr52" style:family="graphic" style:parent-style-name="objectwithoutfill">
      <style:graphic-properties draw:marker-end="Arrowheads_20_34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2" style:family="paragraph">
      <loext:graphic-properties draw:fill="solid" draw:fill-color="#ffffd7"/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ffdbb6"/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6" style:family="paragraph">
      <loext:graphic-properties draw:fill="solid" draw:fill-color="#ffdbb6"/>
      <style:paragraph-properties fo:text-align="center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714cm" svg:height="0.996cm" svg:x="6.093cm" svg:y="25.869cm">
          <text:p text:style-name="P1"><text:span text:style-name="T1">Scal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714cm" svg:height="0.996cm" svg:x="6.293cm" svg:y="24.335cm">
          <text:p text:style-name="P1"><text:span text:style-name="T1">nScal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.15cm" svg:y1="25.331cm" svg:x2="6.95cm" svg:y2="25.869cm" draw:start-shape="id1" draw:start-glue-point="8" draw:end-shape="id2" draw:end-glue-point="4" svg:d="M7150 25331c0 405-200 136-200 538" svg:viewBox="0 0 201 539">
          <text:p/>
        </draw:connector>
        <draw:custom-shape draw:style-name="gr3" draw:text-style-name="P2" xml:id="id4" draw:id="id4" draw:layer="layout" svg:width="1.714cm" svg:height="0.995cm" svg:x="3.418cm" svg:y="21.637cm">
          <text:p text:style-name="P1"><text:span text:style-name="T1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714cm" svg:height="0.996cm" svg:x="3.418cm" svg:y="20.05cm">
          <text:p text:style-name="P1"><text:span text:style-name="T1">n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275cm" svg:y1="21.046cm" svg:x2="4.275cm" svg:y2="21.637cm" draw:start-shape="id3" draw:start-glue-point="8" draw:end-shape="id4" draw:end-glue-point="4" svg:d="M4275 21046v591" svg:viewBox="0 0 1 592">
          <text:p/>
        </draw:connector>
        <draw:connector draw:style-name="gr5" draw:text-style-name="P3" draw:layer="layout" draw:type="curve" svg:x1="5.132cm" svg:y1="20.548cm" svg:x2="6.293cm" svg:y2="24.833cm" draw:start-shape="id3" draw:start-glue-point="10" draw:end-shape="id1" draw:end-glue-point="6" svg:d="M5132 20548c868 0 288 4285 1161 4285" svg:viewBox="0 0 1162 4286">
          <text:p/>
        </draw:connector>
        <draw:connector draw:style-name="gr6" draw:text-style-name="P3" draw:layer="layout" draw:type="curve" svg:x1="4.881cm" svg:y1="22.487cm" svg:x2="6.093cm" svg:y2="26.367cm" draw:start-shape="id4" draw:start-glue-point="9" draw:end-shape="id2" draw:end-glue-point="6" svg:d="M4881 22487c0 2587 404 3880 1212 3880" svg:viewBox="0 0 1213 3881">
          <text:p/>
        </draw:connector>
        <draw:custom-shape draw:style-name="gr3" draw:text-style-name="P2" xml:id="id5" draw:id="id5" draw:layer="layout" svg:width="1.714cm" svg:height="0.995cm" svg:x="5.127cm" svg:y="18.962cm">
          <text:p text:style-name="P1"><text:span text:style-name="T1">n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5.984cm" svg:y1="19.957cm" svg:x2="4.881cm" svg:y2="21.782cm" draw:start-shape="id5" draw:start-glue-point="8" draw:end-shape="id4" draw:end-glue-point="11" svg:d="M5984 19957l-1103 1825" svg:viewBox="0 0 1104 1826">
          <text:p/>
        </draw:connector>
        <draw:connector draw:style-name="gr8" draw:text-style-name="P3" draw:layer="layout" draw:type="curve" draw:line-skew="0.075cm" svg:x1="6.428cm" svg:y1="3.407cm" svg:x2="5.984cm" svg:y2="18.962cm" draw:start-shape="id6" draw:start-glue-point="7" draw:end-shape="id5" draw:end-glue-point="4" svg:d="M6428 3407c0 11887-444 4110-444 15555" svg:viewBox="0 0 445 15556">
          <text:p/>
        </draw:connector>
        <draw:connector draw:style-name="gr9" draw:text-style-name="P3" draw:layer="layout" draw:type="curve" svg:x1="7.445cm" svg:y1="9.072cm" svg:x2="7.15cm" svg:y2="24.335cm" draw:start-shape="id7" draw:start-glue-point="8" draw:end-shape="id1" draw:end-glue-point="4" svg:d="M7445 9072c0 11448-295 3817-295 15263" svg:viewBox="0 0 296 15264">
          <text:p/>
        </draw:connector>
        <draw:custom-shape draw:style-name="gr3" draw:text-style-name="P2" xml:id="id11" draw:id="id11" draw:layer="layout" svg:width="1.714cm" svg:height="0.995cm" svg:x="1.635cm" svg:y="13.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714cm" svg:height="0.996cm" svg:x="5.977cm" svg:y="1.022cm">
          <text:p text:style-name="P1"><text:span text:style-name="T1">~Scalar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714cm" svg:height="0.996cm" svg:x="6.177cm" svg:y="2.556cm">
          <text:p text:style-name="P1"><text:span text:style-name="T1">~nScal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0" draw:id="id10" draw:layer="layout" svg:width="1.715cm" svg:height="0.995cm" svg:x="3.418cm" svg:y="6.82cm">
          <text:p text:style-name="P1"><text:span text:style-name="T1">~nint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1.714cm" svg:height="0.995cm" svg:x="6.588cm" svg:y="8.077cm">
          <text:p text:style-name="P1"><text:span text:style-name="T1">~nil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svg:x1="4.811cm" svg:y1="4.865cm" svg:x2="4.811cm" svg:y2="4.865cm" svg:d="M4811 4865z" svg:viewBox="0 0 1 1">
          <text:p/>
        </draw:connector>
        <draw:connector draw:style-name="gr12" draw:text-style-name="P3" draw:layer="layout" draw:type="curve" svg:x1="6.834cm" svg:y1="2.018cm" svg:x2="7.034cm" svg:y2="2.556cm" draw:start-shape="id8" draw:start-glue-point="8" draw:end-shape="id6" draw:end-glue-point="4" svg:d="M6834 2018c0 405 200 136 200 538" svg:viewBox="0 0 201 539">
          <text:p/>
        </draw:connector>
        <draw:connector draw:style-name="gr13" draw:text-style-name="P3" draw:layer="layout" draw:type="curve" svg:x1="4.275cm" svg:y1="6.017cm" svg:x2="4.276cm" svg:y2="6.82cm" draw:start-shape="id9" draw:start-glue-point="8" draw:end-shape="id10" draw:end-glue-point="4" svg:d="M4275 6017c0 601 1 200 1 803" svg:viewBox="0 0 2 804">
          <text:p/>
        </draw:connector>
        <draw:connector draw:style-name="gr14" draw:text-style-name="P3" draw:layer="layout" draw:type="curve" svg:x1="6.177cm" svg:y1="3.054cm" svg:x2="5.133cm" svg:y2="7.318cm" draw:start-shape="id6" draw:start-glue-point="6" draw:end-shape="id10" draw:end-glue-point="10" svg:d="M6177 3054c-996 0-664 2132-604 2132 61 0 311 2132-440 2132" svg:viewBox="0 0 1045 4265">
          <text:p/>
        </draw:connector>
        <draw:connector draw:style-name="gr15" draw:text-style-name="P3" draw:layer="layout" draw:type="curve" svg:x1="5.977cm" svg:y1="1.52cm" svg:x2="4.275cm" svg:y2="5.022cm" draw:start-shape="id8" draw:start-glue-point="6" draw:end-shape="id9" draw:end-glue-point="4" svg:d="M5977 1520c-1135 0-1702 1167-1702 3502" svg:viewBox="0 0 1703 3503">
          <text:p/>
        </draw:connector>
        <draw:connector draw:style-name="gr16" draw:text-style-name="P3" draw:layer="layout" draw:type="curve" svg:x1="3.598cm" svg:y1="4.865cm" svg:x2="3.598cm" svg:y2="4.865cm" svg:d="M3598 4865z" svg:viewBox="0 0 1 1">
          <text:p/>
        </draw:connector>
        <draw:connector draw:style-name="gr17" draw:text-style-name="P3" draw:layer="layout" draw:type="curve" svg:x1="3.418cm" svg:y1="5.52cm" svg:x2="2.492cm" svg:y2="13.34cm" draw:start-shape="id9" draw:start-glue-point="6" draw:end-shape="id11" draw:end-glue-point="4" svg:d="M3418 5520c-618 0-926 2606-926 7820" svg:viewBox="0 0 927 7821">
          <text:p/>
        </draw:connector>
        <draw:connector draw:style-name="gr18" draw:text-style-name="P3" draw:layer="layout" draw:type="curve" svg:x1="2.492cm" svg:y1="14.335cm" svg:x2="3.418cm" svg:y2="22.135cm" draw:start-shape="id11" draw:start-glue-point="8" draw:end-shape="id4" draw:end-glue-point="6" svg:d="M2492 14335c0 5200 308 7800 926 7800" svg:viewBox="0 0 927 7801">
          <text:p/>
        </draw:connector>
        <draw:connector draw:style-name="gr19" draw:text-style-name="P3" draw:layer="layout" draw:type="curve" svg:x1="4.276cm" svg:y1="7.815cm" svg:x2="3.921cm" svg:y2="13.34cm" draw:start-shape="id10" draw:start-glue-point="8" draw:end-shape="id12" svg:d="M4276 7815c0 4143-355 1381-355 5525" svg:viewBox="0 0 356 5526">
          <text:p/>
        </draw:connector>
        <draw:connector draw:style-name="gr20" draw:text-style-name="P3" draw:layer="layout" draw:type="curve" svg:x1="7.691cm" svg:y1="1.52cm" svg:x2="15.501cm" svg:y2="9.695cm" draw:start-shape="id8" draw:start-glue-point="10" draw:end-shape="id13" draw:end-glue-point="4" svg:d="M7691 1520c5207 0 7810 2725 7810 8175" svg:viewBox="0 0 7811 8176">
          <text:p/>
        </draw:connector>
        <draw:custom-shape draw:style-name="gr21" draw:text-style-name="P3" draw:layer="layout" svg:width="8.89cm" svg:height="10.477cm" svg:x="11.16cm" svg:y="8.64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3.338cm" svg:height="0.962cm" svg:x="17.157cm" svg:y="8.678cm">
          <draw:text-box>
            <text:p>@{c= _ }</text:p>
          </draw:text-box>
        </draw:frame>
        <draw:custom-shape draw:style-name="gr23" draw:text-style-name="P2" xml:id="id12" draw:id="id12" draw:layer="layout" svg:width="0.762cm" svg:height="0.995cm" svg:x="3.54cm" svg:y="13.34cm">
          <text:p text:style-name="P1"><text:span text:style-name="T1">2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14" draw:id="id14" draw:layer="layout" svg:width="0.762cm" svg:height="0.995cm" svg:x="4.492cm" svg:y="13.34cm">
          <text:p text:style-name="P1"><text:span text:style-name="T1">3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3" draw:layer="layout" draw:type="curve" svg:x1="4.276cm" svg:y1="7.815cm" svg:x2="4.873cm" svg:y2="13.34cm" draw:start-shape="id10" draw:start-glue-point="8" draw:end-shape="id14" draw:end-glue-point="4" svg:d="M4276 7815c0 4143 597 1381 597 5525" svg:viewBox="0 0 598 5526">
          <text:p/>
        </draw:connector>
        <draw:connector draw:style-name="gr24" draw:text-style-name="P3" draw:layer="layout" draw:type="curve" svg:x1="3.921cm" svg:y1="14.335cm" svg:x2="4.275cm" svg:y2="20.05cm" draw:start-shape="id12" draw:start-glue-point="8" draw:end-shape="id3" draw:end-glue-point="4" svg:d="M3921 14335c0 4287 354 1430 354 5715" svg:viewBox="0 0 355 5716">
          <text:p/>
        </draw:connector>
        <draw:connector draw:style-name="gr25" draw:text-style-name="P3" draw:layer="layout" draw:type="curve" svg:x1="4.873cm" svg:y1="14.335cm" svg:x2="4.275cm" svg:y2="20.05cm" draw:start-shape="id14" draw:start-glue-point="8" draw:end-shape="id3" draw:end-glue-point="4" svg:d="M4873 14335c0 4287-598 1430-598 5715" svg:viewBox="0 0 599 5716">
          <text:p/>
        </draw:connector>
        <draw:custom-shape draw:style-name="gr26" draw:text-style-name="P5" xml:id="id16" draw:id="id16" draw:layer="layout" svg:width="1.714cm" svg:height="0.996cm" svg:x="12.251cm" svg:y="17.804cm">
          <text:p text:style-name="P1"><text:span text:style-name="T1">Scalar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15" draw:id="id15" draw:layer="layout" svg:width="1.714cm" svg:height="0.996cm" svg:x="12.251cm" svg:y="16.27cm">
          <text:p text:style-name="P1"><text:span text:style-name="T1">nScala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6" draw:layer="layout" draw:type="curve" svg:x1="13.109cm" svg:y1="17.266cm" svg:x2="13.109cm" svg:y2="17.804cm" draw:start-shape="id15" draw:start-glue-point="8" draw:end-shape="id16" draw:end-glue-point="4" svg:d="M13109 17266v538" svg:viewBox="0 0 1 539">
          <text:p/>
        </draw:connector>
        <draw:custom-shape draw:style-name="gr28" draw:text-style-name="P5" xml:id="id18" draw:id="id18" draw:layer="layout" svg:width="1.714cm" svg:height="0.995cm" svg:x="14.668cm" svg:y="17.068cm">
          <text:p text:style-name="P1"><text:span text:style-name="T1">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17" draw:id="id17" draw:layer="layout" svg:width="1.714cm" svg:height="0.996cm" svg:x="15.068cm" svg:y="15.505cm">
          <text:p text:style-name="P1"><text:span text:style-name="T1">n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6" draw:layer="layout" draw:type="curve" svg:x1="15.926cm" svg:y1="16.501cm" svg:x2="15.526cm" svg:y2="17.068cm" draw:start-shape="id17" draw:start-glue-point="8" draw:end-shape="id18" draw:end-glue-point="4" svg:d="M15926 16501c0 426-400 143-400 567" svg:viewBox="0 0 401 568">
          <text:p/>
        </draw:connector>
        <draw:connector draw:style-name="gr30" draw:text-style-name="P6" draw:layer="layout" draw:type="curve" svg:x1="15.068cm" svg:y1="16.003cm" svg:x2="8.007cm" svg:y2="24.833cm" draw:start-shape="id17" draw:start-glue-point="10" draw:end-shape="id1" draw:end-glue-point="10" svg:d="M15068 16003c-5278 0-1748 8830-7061 8830" svg:viewBox="0 0 7062 8831">
          <text:p/>
        </draw:connector>
        <draw:connector draw:style-name="gr31" draw:text-style-name="P6" draw:layer="layout" draw:type="curve" svg:x1="14.92cm" svg:y1="17.918cm" svg:x2="7.807cm" svg:y2="26.367cm" draw:start-shape="id18" draw:start-glue-point="9" draw:end-shape="id2" draw:end-glue-point="10" svg:d="M14920 17918c0 5633-2371 8449-7113 8449" svg:viewBox="0 0 7114 8450">
          <text:p/>
        </draw:connector>
        <draw:custom-shape draw:style-name="gr28" draw:text-style-name="P5" xml:id="id19" draw:id="id19" draw:layer="layout" svg:width="1.714cm" svg:height="0.995cm" svg:x="13.509cm" svg:y="14.285cm">
          <text:p text:style-name="P1"><text:span text:style-name="T1">nil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6" draw:layer="layout" draw:type="line" svg:x1="14.367cm" svg:y1="15.28cm" svg:x2="14.92cm" svg:y2="17.213cm" draw:start-shape="id19" draw:start-glue-point="8" draw:end-shape="id18" draw:end-glue-point="11" svg:d="M14367 15280l553 1933" svg:viewBox="0 0 554 1934">
          <text:p/>
        </draw:connector>
        <draw:custom-shape draw:style-name="gr26" draw:text-style-name="P5" xml:id="id23" draw:id="id23" draw:layer="layout" svg:width="1.714cm" svg:height="0.996cm" svg:x="12.228cm" svg:y="10.491cm">
          <text:p text:style-name="P1"><text:span text:style-name="T1">~nScala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xml:id="id13" draw:id="id13" draw:layer="layout" svg:width="1.715cm" svg:height="0.995cm" svg:x="14.642cm" svg:y="9.695cm">
          <text:p text:style-name="P1"><text:span text:style-name="T1">~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xml:id="id24" draw:id="id24" draw:layer="layout" svg:width="1.715cm" svg:height="0.995cm" svg:x="14.942cm" svg:y="11.457cm">
          <text:p text:style-name="P1"><text:span text:style-name="T1">~n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xml:id="id21" draw:id="id21" draw:layer="layout" svg:width="1.714cm" svg:height="0.995cm" svg:x="12.112cm" svg:y="12.84cm">
          <text:p text:style-name="P1"><text:span text:style-name="T1">~nil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6" xml:id="id20" draw:id="id20" draw:layer="layout" svg:x1="14.895cm" svg:y1="10.545cm" svg:x2="14.895cm" svg:y2="10.545cm" draw:start-shape="id13" draw:start-glue-point="9" draw:end-shape="id13" draw:end-glue-point="9" svg:d="M14895 10545z" svg:viewBox="0 0 1 1">
          <text:p/>
        </draw:connector>
        <draw:connector draw:style-name="gr35" draw:text-style-name="P6" draw:layer="layout" draw:type="line" svg:x1="14.895cm" svg:y1="10.545cm" svg:x2="13.576cm" svg:y2="12.985cm" draw:start-shape="id20" draw:start-glue-point="0" draw:end-shape="id21" draw:end-glue-point="5" svg:d="M14895 10545l-1319 2440" svg:viewBox="0 0 1320 2441">
          <text:p/>
        </draw:connector>
        <draw:connector draw:style-name="gr36" draw:text-style-name="P6" draw:layer="layout" draw:type="curve" svg:x1="13.061cm" svg:y1="9.953cm" svg:x2="13.086cm" svg:y2="10.491cm" draw:start-shape="id22" draw:start-glue-point="8" draw:end-shape="id23" draw:end-glue-point="4" svg:d="M13061 9953c0 405 25 136 25 538" svg:viewBox="0 0 26 539">
          <text:p/>
        </draw:connector>
        <draw:connector draw:style-name="gr37" draw:text-style-name="P6" draw:layer="layout" draw:type="curve" svg:x1="15.501cm" svg:y1="10.69cm" svg:x2="15.801cm" svg:y2="11.457cm" draw:start-shape="id13" draw:start-glue-point="8" draw:end-shape="id24" draw:end-glue-point="4" svg:d="M15501 10690c0 574 300 191 300 767" svg:viewBox="0 0 301 768">
          <text:p/>
        </draw:connector>
        <draw:connector draw:style-name="gr38" draw:text-style-name="P6" draw:layer="layout" draw:type="curve" svg:x1="13.942cm" svg:y1="10.989cm" svg:x2="15.801cm" svg:y2="11.457cm" draw:start-shape="id23" draw:start-glue-point="6" draw:end-shape="id24" draw:end-glue-point="4" svg:d="M13942 10989c1240 0 1859 156 1859 468" svg:viewBox="0 0 1860 469">
          <text:p/>
        </draw:connector>
        <draw:connector draw:style-name="gr39" draw:text-style-name="P6" draw:layer="layout" draw:type="curve" svg:x1="13.917cm" svg:y1="9.455cm" svg:x2="14.895cm" svg:y2="9.84cm" draw:start-shape="id22" draw:start-glue-point="6" draw:end-shape="id13" draw:end-glue-point="11" svg:d="M13917 9455c652 0 978 128 978 385" svg:viewBox="0 0 979 386">
          <text:p/>
        </draw:connector>
        <draw:connector draw:style-name="gr40" draw:text-style-name="P6" draw:layer="layout" draw:type="curve" svg:x1="13.086cm" svg:y1="11.487cm" svg:x2="14.367cm" svg:y2="14.285cm" draw:start-shape="id23" draw:start-glue-point="8" draw:end-shape="id19" draw:end-glue-point="4" svg:d="M13086 11487c0 2098 1281 700 1281 2798" svg:viewBox="0 0 1282 2799">
          <text:p/>
        </draw:connector>
        <draw:connector draw:style-name="gr41" draw:text-style-name="P6" draw:layer="layout" draw:type="lines" svg:x1="12.97cm" svg:y1="13.835cm" svg:x2="13.109cm" svg:y2="16.27cm" draw:start-shape="id21" draw:start-glue-point="8" draw:end-shape="id15" draw:end-glue-point="4" svg:d="M12970 13835v501l139 1433v501" svg:viewBox="0 0 140 2436">
          <text:p/>
        </draw:connector>
        <draw:custom-shape draw:style-name="gr42" draw:text-style-name="P5" xml:id="id25" draw:id="id25" draw:layer="layout" svg:width="1.217cm" svg:height="0.995cm" svg:x="17.509cm" svg:y="13.305cm">
          <text:p text:style-name="P1"><text:span text:style-name="T1">0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6" draw:layer="layout" draw:type="curve" svg:x1="16.108cm" svg:y1="10.545cm" svg:x2="16.108cm" svg:y2="10.545cm" draw:start-shape="id13" draw:start-glue-point="7" draw:end-shape="id13" draw:end-glue-point="7" svg:d="M16108 10545z" svg:viewBox="0 0 1 1">
          <text:p/>
        </draw:connector>
        <draw:connector draw:style-name="gr44" draw:text-style-name="P6" draw:layer="layout" draw:type="curve" svg:x1="16.358cm" svg:y1="10.193cm" svg:x2="18.119cm" svg:y2="13.305cm" draw:start-shape="id13" draw:start-glue-point="6" draw:end-shape="id25" draw:end-glue-point="4" svg:d="M16358 10193c1174 0 1761 1037 1761 3112" svg:viewBox="0 0 1762 3113">
          <text:p/>
        </draw:connector>
        <draw:connector draw:style-name="gr45" draw:text-style-name="P6" draw:layer="layout" draw:type="curve" svg:x1="18.119cm" svg:y1="14.3cm" svg:x2="16.382cm" svg:y2="17.566cm" draw:start-shape="id25" draw:start-glue-point="8" draw:end-shape="id18" draw:end-glue-point="6" svg:d="M18119 14300c0 2178-579 3266-1737 3266" svg:viewBox="0 0 1738 3267">
          <text:p/>
        </draw:connector>
        <draw:custom-shape draw:style-name="gr46" draw:text-style-name="P5" xml:id="id26" draw:id="id26" draw:layer="layout" svg:width="0.582cm" svg:height="0.995cm" svg:x="15.658cm" svg:y="13.305cm">
          <text:p text:style-name="P1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5" xml:id="id27" draw:id="id27" draw:layer="layout" svg:width="0.582cm" svg:height="0.995cm" svg:x="16.558cm" svg:y="13.305cm">
          <text:p text:style-name="P1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6" draw:layer="layout" draw:type="curve" svg:x1="15.801cm" svg:y1="12.452cm" svg:x2="15.95cm" svg:y2="13.305cm" draw:start-shape="id24" draw:start-glue-point="8" draw:end-shape="id26" draw:end-glue-point="4" svg:d="M15801 12452c0 639 149 213 149 853" svg:viewBox="0 0 150 854">
          <text:p/>
        </draw:connector>
        <draw:connector draw:style-name="gr48" draw:text-style-name="P6" draw:layer="layout" draw:type="curve" svg:x1="15.801cm" svg:y1="12.452cm" svg:x2="16.85cm" svg:y2="13.305cm" draw:start-shape="id24" draw:start-glue-point="8" draw:end-shape="id27" draw:end-glue-point="4" svg:d="M15801 12452c0 639 1049 213 1049 853" svg:viewBox="0 0 1050 854">
          <text:p/>
        </draw:connector>
        <draw:connector draw:style-name="gr49" draw:text-style-name="P6" draw:layer="layout" draw:type="curve" svg:x1="15.95cm" svg:y1="14.3cm" svg:x2="15.926cm" svg:y2="15.505cm" draw:start-shape="id26" draw:start-glue-point="8" draw:end-shape="id17" draw:end-glue-point="4" svg:d="M15950 14300c0 904-24 302-24 1205" svg:viewBox="0 0 25 1206">
          <text:p/>
        </draw:connector>
        <draw:connector draw:style-name="gr50" draw:text-style-name="P6" draw:layer="layout" draw:type="curve" svg:x1="16.85cm" svg:y1="14.3cm" svg:x2="15.926cm" svg:y2="15.505cm" draw:start-shape="id27" draw:start-glue-point="8" draw:end-shape="id17" draw:end-glue-point="4" svg:d="M16850 14300c0 904-924 302-924 1205" svg:viewBox="0 0 925 1206">
          <text:p/>
        </draw:connector>
        <draw:custom-shape draw:style-name="gr26" draw:text-style-name="P5" xml:id="id22" draw:id="id22" draw:layer="layout" svg:width="1.714cm" svg:height="0.996cm" svg:x="12.203cm" svg:y="8.957cm">
          <text:p text:style-name="P1"><text:span text:style-name="T1">~Scalar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3" draw:layer="layout" draw:type="curve" svg:x1="7.891cm" svg:y1="3.054cm" svg:x2="14.943cm" svg:y2="11.955cm" draw:start-shape="id6" draw:start-glue-point="10" draw:end-shape="id24" draw:end-glue-point="10" svg:d="M7891 3054c5415 0 1889 8901 7052 8901" svg:viewBox="0 0 7053 8902">
          <text:p/>
        </draw:connector>
        <draw:connector draw:style-name="gr52" draw:text-style-name="P3" draw:layer="layout" draw:type="line" svg:x1="4.881cm" svg:y1="5.872cm" svg:x2="6.839cm" svg:y2="8.222cm" draw:start-shape="id9" draw:start-glue-point="9" draw:end-shape="id7" draw:end-glue-point="5" svg:d="M4881 5872l1958 2350" svg:viewBox="0 0 1959 2351">
          <text:p/>
        </draw:connector>
        <draw:custom-shape draw:style-name="gr3" draw:text-style-name="P2" xml:id="id9" draw:id="id9" draw:layer="layout" svg:width="1.714cm" svg:height="0.995cm" svg:x="3.418cm" svg:y="5.022cm">
          <text:p text:style-name="P1"><text:span text:style-name="T1">~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9T12:03:06.572000000</meta:creation-date>
    <dc:date>2022-03-30T20:56:09.734000000</dc:date>
    <meta:editing-duration>PT12H10M50S</meta:editing-duration>
    <meta:editing-cycles>7</meta:editing-cycles>
    <meta:generator>LibreOffice/7.1.8.1$Windows_X86_64 LibreOffice_project/e1f30c802c3269a1d052614453f260e49458c82c</meta:generator>
    <meta:print-date>2022-03-29T12:29:25.480000000</meta:print-date>
    <meta:document-statistic meta:object-count="70"/>
  </office:meta>
</office:document-meta>
</file>